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2C00000336583F6250D4F0A1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7.611cm" draw:z-index="0"><draw:image xlink:href="Pictures/100000010000072C00000336583F6250D4F0A1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4:27:15.580000000</meta:creation-date>
    <dc:date>2024-09-24T14:27:41.405000000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